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56.7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34" style:family="table-cell" style:parent-style-name="Default" style:data-style-name="N123"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38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4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40" style:family="table-cell" style:parent-style-name="Default" style:data-style-name="N40">
      <style:text-properties fo:font-size="8pt" style:font-size-asian="8pt" style:font-size-complex="8pt"/>
    </style:style>
    <style:style style:name="ce1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1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123"/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24" style:family="table-cell" style:parent-style-name="Default" style:data-style-name="N123"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39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41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42" style:family="table-cell" style:parent-style-name="Default" style:data-style-name="N40">
      <style:text-properties fo:font-size="8pt" style:font-size-asian="8pt" style:font-size-complex="8pt"/>
    </style:style>
    <style:style style:name="ce43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44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6" table:number-columns-repeated="2" table:default-cell-style-name="Default"/>
        <table:table-column table:style-name="co7" table:number-columns-repeated="9" table:default-cell-style-name="Default"/>
        <table:table-row table:style-name="ro1">
          <table:table-cell table:style-name="ce18" office:value-type="string" calcext:value-type="string" table:number-columns-spanned="2" table:number-rows-spanned="1">
            <text:p>CR du 10_05</text:p>
          </table:table-cell>
          <table:covered-table-cell/>
          <table:table-cell table:style-name="ce29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17_05</text:p>
          </table:table-cell>
          <table:covered-table-cell/>
          <table:table-cell table:style-name="ce29" table:formula="of:=[$'Semaine 2'.B19]" office:value-type="string" office:string-value="Codage d’un PacMan à nouvements atomiques (cf. Archivage/PacMan_v0) et un à mouvements continus (cf. WIP/PacMan)" calcext:value-type="string" table:number-columns-spanned="9" table:number-rows-spanned="1">
            <text:p>Codage d’un PacMan à nouvements atomiques (cf. Archivage/PacMan_v0) et un à mouvements continus (cf. WIP/PacMan)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24_05</text:p>
          </table:table-cell>
          <table:covered-table-cell/>
          <table:table-cell table:style-name="ce29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31_05</text:p>
          </table:table-cell>
          <table:covered-table-cell/>
          <table:table-cell table:style-name="ce29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07_06</text:p>
          </table:table-cell>
          <table:covered-table-cell/>
          <table:table-cell table:style-name="ce29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14_06</text:p>
          </table:table-cell>
          <table:covered-table-cell/>
          <table:table-cell table:style-name="ce29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8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9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30" table:formula="of:=SUM([$'Semaine 1'.B9];[$'Semaine 2'.B9];[$'Semaine 3'.B9];[$'Semaine 4'.B9];[$'Semaine 5'.B9];[$'Semaine 6'.B9])" office:value-type="time" office:time-value="PT60H00M00S" calcext:value-type="time">
            <text:p>60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25"/>
        <table:table-column table:style-name="co4" table:number-columns-repeated="24" table:default-cell-style-name="Default"/>
        <table:table-row table:style-name="ro1">
          <table:table-cell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1" office:value-type="date" office:date-value="2019-05-06" calcext:value-type="date">
            <text:p>lundi 6 mai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number-columns-repeated="7"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8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21" office:value-type="date" office:date-value="2019-05-07" calcext:value-type="date">
            <text:p>mardi 7 mai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8"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8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21" office:value-type="date" office:date-value="2019-05-08" calcext:value-type="date">
            <text:p>mercredi 8 mai</text:p>
          </table:table-cell>
          <table:table-cell table:number-columns-repeated="24" table:style-name="ce23" office:value-type="float" office:value="0" calcext:value-type="float">
            <text:p>0</text:p>
          </table:table-cell>
          <table:table-cell table:style-name="ce28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21" office:value-type="date" office:date-value="2019-05-09" calcext:value-type="date">
            <text:p>jeudi 9 mai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8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21" office:value-type="date" office:date-value="2019-05-10" calcext:value-type="date">
            <text:p>vendredi 10 mai</text:p>
          </table:table-cell>
          <table:table-cell table:number-columns-repeated="8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8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24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21" table:formula="of:=[.A2]" office:value-type="date" office:date-value="2019-05-06" calcext:value-type="date">
            <text:p>lundi 6 mai</text:p>
          </table:table-cell>
          <table:table-cell table:style-name="ce26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27"/>
        </table:table-row>
        <table:table-row table:style-name="ro1">
          <table:table-cell table:style-name="ce21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27"/>
        </table:table-row>
        <table:table-row table:style-name="ro1">
          <table:table-cell table:style-name="ce21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27"/>
        </table:table-row>
        <table:table-row table:style-name="ro1">
          <table:table-cell table:style-name="ce21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27"/>
        </table:table-row>
        <table:table-row table:style-name="ro1">
          <table:table-cell table:style-name="ce21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27"/>
        </table:table-row>
        <table:table-row table:style-name="ro1">
          <table:table-cell/>
          <table:table-cell table:style-name="ce27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27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21"/>
        <table:table-column table:style-name="co4" table:default-cell-style-name="ce37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8" table:style-name="ce37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28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9"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28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8" table:style-name="ce37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28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8" table:style-name="ce37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28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7"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28" table:formula="of:=SUM([.B6:.Y6])*TIME(0;30;0)" office:value-type="time" office:time-value="PT06H00M00S" calcext:value-type="time">
            <text:p>06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4" table:formula="of:=SUM([.Z2:.Z6])" office:value-type="time" office:time-value="PT35H30M00S" calcext:value-type="time">
            <text:p>35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26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25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25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25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25" office:value-type="string" calcext:value-type="string" table:number-columns-spanned="25" table:number-rows-spanned="1">
            <text:p>Continuation sur le modèle continu et mise au propre d’élements pour le rapport </text:p>
          </table:table-cell>
          <table:covered-table-cell table:number-columns-repeated="24" table:style-name="ce27"/>
          <table:table-cell table:number-columns-repeated="998"/>
        </table:table-row>
        <table:table-row table:style-name="ro1">
          <table:table-cell table:style-name="Default"/>
          <table:table-cell table:style-name="ce27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25" office:value-type="string" calcext:value-type="string" table:number-columns-spanned="25" table:number-rows-spanned="1">
            <text:p>Codage d’un PacMan à nouvements atomiques (cf. Archivage/PacMan_v0) et un à mouvements continus (cf. WIP/PacMan)</text:p>
          </table:table-cell>
          <table:covered-table-cell table:number-columns-repeated="24" table:style-name="ce27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21"/>
        <table:table-column table:style-name="co4" table:default-cell-style-name="ce39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9" office:value-type="float" office:value="0" calcext:value-type="float">
            <text:p>0</text:p>
          </table:table-cell>
          <table:table-cell table:style-name="ce28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9" office:value-type="float" office:value="0" calcext:value-type="float">
            <text:p>0</text:p>
          </table:table-cell>
          <table:table-cell table:style-name="ce28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9" office:value-type="float" office:value="0" calcext:value-type="float">
            <text:p>0</text:p>
          </table:table-cell>
          <table:table-cell table:style-name="ce2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9" office:value-type="float" office:value="0" calcext:value-type="float">
            <text:p>0</text:p>
          </table:table-cell>
          <table:table-cell table:style-name="ce2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9" office:value-type="float" office:value="0" calcext:value-type="float">
            <text:p>0</text:p>
          </table:table-cell>
          <table:table-cell table:style-name="ce2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4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26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style-name="Default"/>
          <table:table-cell table:style-name="ce27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21"/>
        <table:table-column table:style-name="co4" table:default-cell-style-name="ce41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28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28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2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2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2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26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style-name="Default"/>
          <table:table-cell table:style-name="ce27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21"/>
        <table:table-column table:style-name="co4" table:default-cell-style-name="ce4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28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28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2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2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2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26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table:table-row table:style-name="ro1">
          <table:table-cell table:style-name="Default"/>
          <table:table-cell table:style-name="ce27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25" table:number-columns-spanned="25" table:number-rows-spanned="1"/>
          <table:covered-table-cell table:number-columns-repeated="24" table:style-name="ce27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21"/>
        <table:table-column table:style-name="co4" table:default-cell-style-name="ce44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28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28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28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28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28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26" table:number-columns-spanned="25" table:number-rows-spanned="1"/>
          <table:covered-table-cell table:number-columns-repeated="24" table:style-name="ce27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25" table:number-columns-spanned="25" table:number-rows-spanned="1"/>
          <table:covered-table-cell table:number-columns-repeated="24" table:style-name="ce27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25" table:number-columns-spanned="25" table:number-rows-spanned="1"/>
          <table:covered-table-cell table:number-columns-repeated="24" table:style-name="ce27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25" table:number-columns-spanned="25" table:number-rows-spanned="1"/>
          <table:covered-table-cell table:number-columns-repeated="24" table:style-name="ce27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25" table:number-columns-spanned="25" table:number-rows-spanned="1"/>
          <table:covered-table-cell table:number-columns-repeated="24" table:style-name="ce27"/>
        </table:table-row>
        <table:table-row table:style-name="ro1">
          <table:table-cell table:style-name="Default"/>
          <table:table-cell table:style-name="ce27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25" table:number-columns-spanned="25" table:number-rows-spanned="1"/>
          <table:covered-table-cell table:number-columns-repeated="24" table:style-name="ce27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6:15:23.201972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17T16:20:05.886513524</dc:date>
    <meta:editing-duration>PT11H55M52S</meta:editing-duration>
    <meta:editing-cycles>37</meta:editing-cycles>
    <meta:generator>LibreOffice/6.0.7.3$Linux_X86_64 LibreOffice_project/00m0$Build-3</meta:generator>
    <meta:document-statistic meta:table-count="7" meta:cell-count="1015" meta:object-count="0"/>
  </office:meta>
</office:document-meta>
</file>